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Task.CronTask( Runnable runnabl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ask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ask.CronTask( Runnable runnable , CronTrigger cron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